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df159" officeooo:paragraph-rsid="000df159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df159" officeooo:paragraph-rsid="001289c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2fa187" officeooo:paragraph-rsid="002fa187" style:font-weight-asian="bold" style:font-weight-complex="bold"/>
    </style:style>
    <style:style style:name="P4" style:family="paragraph" style:parent-style-name="Standard">
      <style:text-properties officeooo:rsid="00301e38" officeooo:paragraph-rsid="00301e38"/>
    </style:style>
    <style:style style:name="P5" style:family="paragraph" style:parent-style-name="Standard">
      <style:text-properties officeooo:rsid="00301e38" officeooo:paragraph-rsid="00321775"/>
    </style:style>
    <style:style style:name="P6" style:family="paragraph" style:parent-style-name="Standard">
      <style:text-properties officeooo:rsid="00321775" officeooo:paragraph-rsid="00321775"/>
    </style:style>
    <style:style style:name="P7" style:family="paragraph" style:parent-style-name="Standard">
      <style:text-properties fo:font-weight="bold" officeooo:rsid="00301e38" officeooo:paragraph-rsid="00301e38" style:font-weight-asian="bold" style:font-weight-complex="bold"/>
    </style:style>
    <style:style style:name="P8" style:family="paragraph" style:parent-style-name="Standard">
      <style:text-properties fo:font-weight="bold" officeooo:rsid="00386768" officeooo:paragraph-rsid="00386768" style:font-weight-asian="bold" style:font-weight-complex="bold"/>
    </style:style>
    <style:style style:name="P9" style:family="paragraph" style:parent-style-name="Standard">
      <style:text-properties fo:font-weight="bold" officeooo:rsid="00321775" officeooo:paragraph-rsid="00321775" style:font-weight-asian="bold" style:font-weight-complex="bold"/>
    </style:style>
    <style:style style:name="P10" style:family="paragraph" style:parent-style-name="Standard">
      <style:text-properties officeooo:rsid="0033970e" officeooo:paragraph-rsid="0033970e"/>
    </style:style>
    <style:style style:name="P11" style:family="paragraph" style:parent-style-name="Standard">
      <style:text-properties officeooo:rsid="0035745d" officeooo:paragraph-rsid="0035745d"/>
    </style:style>
    <style:style style:name="P12" style:family="paragraph" style:parent-style-name="Standard">
      <style:text-properties officeooo:rsid="0036a017" officeooo:paragraph-rsid="0036a017"/>
    </style:style>
    <style:style style:name="P13" style:family="paragraph" style:parent-style-name="Standard">
      <style:text-properties officeooo:rsid="00386768" officeooo:paragraph-rsid="00386768"/>
    </style:style>
    <style:style style:name="P14" style:family="paragraph" style:parent-style-name="Standard">
      <style:text-properties officeooo:rsid="003a0962" officeooo:paragraph-rsid="003a0962"/>
    </style:style>
    <style:style style:name="P15" style:family="paragraph" style:parent-style-name="Standard">
      <style:text-properties officeooo:rsid="003a923d" officeooo:paragraph-rsid="003a923d"/>
    </style:style>
    <style:style style:name="P16" style:family="paragraph" style:parent-style-name="Standard">
      <style:text-properties officeooo:rsid="003cccc1" officeooo:paragraph-rsid="003cccc1"/>
    </style:style>
    <style:style style:name="P17" style:family="paragraph" style:parent-style-name="Standard" style:list-style-name="L1">
      <style:text-properties officeooo:rsid="003cccc1" officeooo:paragraph-rsid="003cccc1"/>
    </style:style>
    <style:style style:name="T1" style:family="text">
      <style:text-properties officeooo:rsid="002fa187"/>
    </style:style>
    <style:style style:name="T2" style:family="text">
      <style:text-properties officeooo:rsid="0031324d"/>
    </style:style>
    <style:style style:name="T3" style:family="text">
      <style:text-properties officeooo:rsid="0035745d"/>
    </style:style>
    <style:style style:name="T4" style:family="text">
      <style:text-properties officeooo:rsid="00386768"/>
    </style:style>
    <style:style style:name="T5" style:family="text">
      <style:text-properties officeooo:rsid="0039f7a3"/>
    </style:style>
    <style:style style:name="T6" style:family="text">
      <style:text-properties officeooo:rsid="003a0962"/>
    </style:style>
    <style:style style:name="T7" style:family="text">
      <style:text-properties officeooo:rsid="003b7a37"/>
    </style:style>
    <style:style style:name="T8" style:family="text">
      <style:text-properties officeooo:rsid="003bdb79"/>
    </style:style>
    <style:style style:name="T9" style:family="text">
      <style:text-properties officeooo:rsid="003cccc1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 de Pós-Graduação em Engenharia de Teleinformática</text:p>
      <text:p text:style-name="P2">TIP8415 – Engenharia de Software</text:p>
      <text:p text:style-name="P3">Métodos Ágeis e Documentação de Software</text:p>
      <text:p text:style-name="P1">Artur Rodrigues Rocha Neto – 431951 – <text:span text:style-name="T1">Abril</text:span>/2019</text:p>
      <text:p text:style-name="P4"/>
      <text:p text:style-name="P7"><text:span text:style-name="T2">1</text:span>. De maneira geral, qual é a grande diferença entre a documentação em um método tradicional e em um método ágil?</text:p>
      <text:p text:style-name="P10">A documentação possui papéis distintos em métodos tradicionais e ágeis. O volume de documentação na agilidade é menor, mas ela não é totalmente descartada. Nos métodos tradicionais, a documentação define aquilo que será desenvolvido, antes mesmo de começar o desenvolvimento. Já na agilidade, documentar faz parte do processo de desenvolvimento se isto trouxer valor.</text:p>
      <text:p text:style-name="P5"/>
      <text:p text:style-name="P7"><text:span text:style-name="T2">2</text:span>. Qual o fluxo de documentação comumente adotado em métodos tradicionais? <text:span text:style-name="T2">E</text:span> em métodos ágeis?</text:p>
      <text:p text:style-name="P10">Nos métodos tradicionais, o cliente expressa seus desejos que gostaria de alcançar com o software a um analista que, por sua vez, trabalha uma lista de requisitos. Esses requisitos são então modelados por um arquiteto de software que gera o desenho do produto. Por fim, os desenvolvedores executam a implementação.</text:p>
      <text:p text:style-name="P10">Já na agilidade, o processo de documentação acontece ao longo do desenvolvimento, sempre respeitando uma regra: “<text:span text:style-name="T3">documente se o valor do documento for maior que o seu custo de criação e manutenção, caso contrário descarte-o.”</text:span></text:p>
      <text:p text:style-name="P4"/>
      <text:p text:style-name="P8">3. Cite vantagens associadas à documentação em métodos tradicionais e em métodos ágeis.</text:p>
      <text:p text:style-name="P13">A documentação formal representa uma espécie de “contrato” firmado entre cliente e fornecedor de software, ou seja, uma forma de resguardar ambas as partes daquilo que foi requisitado e desenvolvido. Os métodos tradicionais também se valem da documentação como forma de familiarizar novos membros de equipe agregados no meio de projetos, tornando os documentos verdadeiros registros históricos do processo. <text:span text:style-name="T5">Portanto, a documentação serve para comunicar, definir e referenciar.</text:span></text:p>
      <text:p text:style-name="P13">A agilidade faz uso de pequenas histórias de usuário, intereção informal dos desenvolvedores e práticas para melhoria da qualidade do código como arcabouço de documentação, valorizando software funcional sobre documentação vasta.</text:p>
      <text:p text:style-name="P4"/>
      <text:p text:style-name="P7"><text:span text:style-name="T4">4</text:span>. Cite desvantagens associadas à documentação em métodos tradicionais e em métodos ágeis.</text:p>
      <text:p text:style-name="P11">A linguagem escrita e até mesmo a de modelagem não são sempre a melhor forma de comunicar e definir ideias. Além disso, requisitos mudam com facilidade, tornando inúteis documentos anteriormente criados. Esses aspectos tornam a documentação tradicional fraca em difusão e sensível a mudanças.</text:p>
      <text:p text:style-name="P11">Os métodos ágeis recomendam o uso da verbalização para a transmissão dos requisitos, normalmente guardados na forma de pequenas histórias do usuário. Entretanto, essas práticas são difíceis de se reproduzir em grandes equipes, agravando-se em configurações remotas. Sem um registro histórico formal, a capacidade de acolher novos membros ao projeto fica comprometida.</text:p>
      <text:p text:style-name="P4"/>
      <text:p text:style-name="P7"><text:span text:style-name="T4">5</text:span>. <text:span text:style-name="T2">Quais técnicas são incentivadas nas metodologias ágeis para reduzir a documentação formal?</text:span></text:p>
      <text:p text:style-name="P12">Desenho simplificado de projeto, Desenvolvimento Guiado por Testes (TDD), refatorização e documentação de código.</text:p>
      <text:p text:style-name="P4"/>
      <text:p text:style-name="P7"><text:span text:style-name="T6">6</text:span>. <text:span text:style-name="T6">Partindo de volumes pequenos de documentação, como os métodos ágeis respondem a dúvidas sobre requisitos?</text:span></text:p>
      <text:p text:style-name="P14">Os métodos ágeis incentivam o desenvolvimento de pequenos incrementos, simples de se entender e reproduzir com a pequenas conversas entre os membros da equipe. Caso os questionamentos <text:soft-page-break/>persistam, é necessária a presença de uma figura que tenha maior conhecimento do domínio do problema. No SCRUM, esse indivíduo é o Product Owner, mas este pode ser também o próprio cliente, caso esteja disponível.</text:p>
      <text:p text:style-name="P4"/>
      <text:p text:style-name="P9"><text:span text:style-name="T6">7</text:span>. <text:span text:style-name="T8">Como as metodologias ágeis enxergam a presença do cliente durante o desenvolvimento? Comente sobre as implicações desse relacionamento.</text:span></text:p>
      <text:p text:style-name="P15">A agilidade prioriza colaboração com o cliente ao invês da negociação de contratos. Assim, esperasse uma menor quantidade de documentos para resguardar as partes. Entretanto, é importante apontar que a proximidade do clie<text:span text:style-name="T7">nte não pode ser garantida em todo projeto, trazendo incerteza em momentos de decisão.</text:span></text:p>
      <text:p text:style-name="P6"/>
      <text:p text:style-name="P9"><text:span text:style-name="T6">8</text:span>. <text:span text:style-name="T9">Quais componentes compõem uma história de usuário? Exemplifique.</text:span></text:p>
      <text:list xml:id="list4110341773" text:style-name="L1">
        <text:list-item>
          <text:p text:style-name="P17"><text:span text:style-name="T10">Funcionalidade:</text:span> O nome ou breve descrição do que deve ser implementado</text:p>
        </text:list-item>
        <text:list-item>
          <text:p text:style-name="P17"><text:span text:style-name="T10">Como/quem:</text:span> quem irá utilizar a funcionalidade</text:p>
        </text:list-item>
        <text:list-item>
          <text:p text:style-name="P17"><text:span text:style-name="T10">Quero:</text:span> a necessidade a ser atendida</text:p>
        </text:list-item>
        <text:list-item>
          <text:p text:style-name="P17"><text:span text:style-name="T10">Para:</text:span> objetivo ou resultado após a implementação</text:p>
        </text:list-item>
      </text:list>
      <text:p text:style-name="P16"/>
      <text:p text:style-name="P16">Exemplo:</text:p>
      <text:p text:style-name="P16"><text:span text:style-name="T11">Funcionalidade:</text:span> Geração de relatórios</text:p>
      <text:p text:style-name="P16"><text:span text:style-name="T11">Como/quem:</text:span> administrador do sistema</text:p>
      <text:p text:style-name="P16"><text:span text:style-name="T11">Quero:</text:span> sumarização de entrada e saída por período de tempo</text:p>
      <text:p text:style-name="P16"><text:span text:style-name="T11">Para:</text:span> ajudar na gestão de recursos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3:10:52.855000000</meta:creation-date>
    <dc:date>2019-04-15T17:06:52.540019847</dc:date>
    <meta:editing-duration>PT4H30M13S</meta:editing-duration>
    <meta:editing-cycles>38</meta:editing-cycles>
    <meta:generator>LibreOffice/6.0.7.3$Linux_X86_64 LibreOffice_project/00m0$Build-3</meta:generator>
    <meta:document-statistic meta:table-count="0" meta:image-count="0" meta:object-count="0" meta:page-count="2" meta:paragraph-count="31" meta:word-count="657" meta:character-count="4429" meta:non-whitespace-character-count="3804"/>
  </office:meta>
</office:document-meta>
</file>